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ESS NIPR" table:style-name="ta1">
        <table:table-row>
          <table:table-cell office:value-type="string">
            <text:p>Ships</text:p>
          </table:table-cell>
          <table:table-cell office:value-type="string">
            <text:p>ISIC</text:p>
          </table:table-cell>
          <table:table-cell office:value-type="string">
            <text:p>Product Compliance</text:p>
          </table:table-cell>
          <table:table-cell office:value-type="string">
            <text:p>Policy Enforced</text:p>
          </table:table-cell>
          <table:table-cell office:value-type="string">
            <text:p>Assets in Breakfix</text:p>
          </table:table-cell>
          <table:table-cell office:value-type="string">
            <text:p>Assets</text:p>
          </table:table-cell>
        </table:table-row>
        <table:table-row>
          <table:table-cell office:value-type="string">
            <text:p>SSN-775</text:p>
          </table:table-cell>
          <table:table-cell office:value-type="string">
            <text:p>COMSUBRON 1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</table:table-row>
        <table:table-row>
          <table:table-cell office:value-type="string">
            <text:p>SSN-776</text:p>
          </table:table-cell>
          <table:table-cell office:value-type="string">
            <text:p>COMSUBRON 1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</table:table-row>
        <table:table-row>
          <table:table-cell office:value-type="string">
            <text:p>SSN-777</text:p>
          </table:table-cell>
          <table:table-cell office:value-type="string">
            <text:p>COMSUBRON 1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>
            <text:p>SSN-786</text:p>
          </table:table-cell>
          <table:table-cell office:value-type="string">
            <text:p>COMSUBRON 1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</table:table-row>
        <table:table-row>
          <table:table-cell office:value-type="string">
            <text:p>SSN-792</text:p>
          </table:table-cell>
          <table:table-cell office:value-type="string">
            <text:p>COMSUBRON 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152">
            <text:p>152</text:p>
          </table:table-cell>
        </table:table-row>
        <table:table-row>
          <table:table-cell office:value-type="string">
            <text:p>SSN-794</text:p>
          </table:table-cell>
          <table:table-cell office:value-type="string">
            <text:p>COMSUBRON 1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</table:table-row>
        <table:table-row>
          <table:table-cell office:value-type="string">
            <text:p>SSN-762</text:p>
          </table:table-cell>
          <table:table-cell office:value-type="string">
            <text:p>COMSUBRON 7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</table:table-row>
        <table:table-row>
          <table:table-cell office:value-type="string">
            <text:p>SSN-763</text:p>
          </table:table-cell>
          <table:table-cell office:value-type="string">
            <text:p>COMSUBRON 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</table:table-row>
        <table:table-row>
          <table:table-cell office:value-type="string">
            <text:p>SSN-766</text:p>
          </table:table-cell>
          <table:table-cell office:value-type="string">
            <text:p>COMSUBRON 7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>
          <table:table-cell office:value-type="string">
            <text:p>SSN-771</text:p>
          </table:table-cell>
          <table:table-cell office:value-type="string">
            <text:p>COMSUBRON 7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</table:table-row>
        <table:table-row>
          <table:table-cell office:value-type="string">
            <text:p>SSN-772</text:p>
          </table:table-cell>
          <table:table-cell office:value-type="string">
            <text:p>COMSUBRON 7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</table:table-row>
        <table:table-row>
          <table:table-cell office:value-type="string">
            <text:p>SSN-773</text:p>
          </table:table-cell>
          <table:table-cell office:value-type="string">
            <text:p>COMSUBRON 7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</table:table-row>
        <table:table-row>
          <table:table-cell office:value-type="string">
            <text:p>SSN-752</text:p>
          </table:table-cell>
          <table:table-cell office:value-type="string">
            <text:p>COMSUBRON 11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>
          <table:table-cell office:value-type="string">
            <text:p>SSN-754</text:p>
          </table:table-cell>
          <table:table-cell office:value-type="string">
            <text:p>COMSUBRON 11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>
            <text:p>SSN-758</text:p>
          </table:table-cell>
          <table:table-cell office:value-type="string">
            <text:p>COMSUBRON 11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>
            <text:p>SSN-767</text:p>
          </table:table-cell>
          <table:table-cell office:value-type="string">
            <text:p>COMSUBRON 11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</table:table-row>
        <table:table-row>
          <table:table-cell office:value-type="string">
            <text:p>SSN-722</text:p>
          </table:table-cell>
          <table:table-cell office:value-type="string">
            <text:p>COMSUBRON 1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>
            <text:p>SSN-759</text:p>
          </table:table-cell>
          <table:table-cell office:value-type="string">
            <text:p>COMSUBRON 15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</table:table-row>
        <table:table-row>
          <table:table-cell office:value-type="string">
            <text:p>SSN-760</text:p>
          </table:table-cell>
          <table:table-cell office:value-type="string">
            <text:p>COMSUBRON 1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>
            <text:p>SSN-761</text:p>
          </table:table-cell>
          <table:table-cell office:value-type="string">
            <text:p>COMSUBRON 15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</table:table-row>
        <table:table-row>
          <table:table-cell office:value-type="string">
            <text:p>SSN-783</text:p>
          </table:table-cell>
          <table:table-cell office:value-type="string">
            <text:p>COMSUBRON 15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</table:table-row>
        <table:table-row>
          <table:table-cell office:value-type="string">
            <text:p>SSBN-730</text:p>
          </table:table-cell>
          <table:table-cell office:value-type="string">
            <text:p>COMSUBRON 17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</table:table-row>
        <table:table-row>
          <table:table-cell office:value-type="string">
            <text:p>SSBN-731</text:p>
          </table:table-cell>
          <table:table-cell office:value-type="string">
            <text:p>COMSUBRON 17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</table:table-row>
        <table:table-row>
          <table:table-cell office:value-type="string">
            <text:p>SSBN-733</text:p>
          </table:table-cell>
          <table:table-cell office:value-type="string">
            <text:p>COMSUBRON 17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>
          <table:table-cell office:value-type="string">
            <text:p>SSBN-739</text:p>
          </table:table-cell>
          <table:table-cell office:value-type="string">
            <text:p>COMSUBRON 17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</table:table-row>
        <table:table-row>
          <table:table-cell office:value-type="string">
            <text:p>SSBN-741</text:p>
          </table:table-cell>
          <table:table-cell office:value-type="string">
            <text:p>COMSUBRON 17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</table:table-row>
        <table:table-row>
          <table:table-cell office:value-type="string">
            <text:p>SSBN-743</text:p>
          </table:table-cell>
          <table:table-cell office:value-type="string">
            <text:p>COMSUBRON 17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</table:table-row>
        <table:table-row>
          <table:table-cell office:value-type="string">
            <text:p>SSGN-726</text:p>
          </table:table-cell>
          <table:table-cell office:value-type="string">
            <text:p>COMSUBRON 19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</table:table-row>
        <table:table-row>
          <table:table-cell office:value-type="string">
            <text:p>SSGN-727</text:p>
          </table:table-cell>
          <table:table-cell office:value-type="string">
            <text:p>COMSUBRON 19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</table:table-row>
        <table:table-row>
          <table:table-cell office:value-type="string">
            <text:p>SSBN-735</text:p>
          </table:table-cell>
          <table:table-cell office:value-type="string">
            <text:p>COMSUBRON 19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</table:table-row>
        <table:table-row>
          <table:table-cell office:value-type="string">
            <text:p>SSBN-737</text:p>
          </table:table-cell>
          <table:table-cell office:value-type="string">
            <text:p>COMSUBRON 1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>
          <table:table-cell office:value-type="string">
            <text:p>SSN-21</text:p>
          </table:table-cell>
          <table:table-cell office:value-type="string">
            <text:p>DEVRON 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</table:table-row>
        <table:table-row>
          <table:table-cell office:value-type="string">
            <text:p>SSN-22</text:p>
          </table:table-cell>
          <table:table-cell office:value-type="string">
            <text:p>DEVRON 5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</table:table-row>
        <table:table-row>
          <table:table-cell office:value-type="string">
            <text:p>SSN-23</text:p>
          </table:table-cell>
          <table:table-cell office:value-type="string">
            <text:p>DEVRON 5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</table:table-row>
        <table:table-row>
          <table:table-cell office:value-type="string">
            <text:p>AS-39</text:p>
          </table:table-cell>
          <table:table-cell office:value-type="string">
            <text:p>TENDERS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</table:table-row>
        <table:table-row>
          <table:table-cell office:value-type="string">
            <text:p>AS-40</text:p>
          </table:table-cell>
          <table:table-cell office:value-type="string">
            <text:p>TENDERS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>
          <table:table-cell office:value-type="string">
            <text:p>SSN-774</text:p>
          </table:table-cell>
          <table:table-cell office:value-type="string">
            <text:p>COMSUBRON 4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</table:table-row>
        <table:table-row>
          <table:table-cell office:value-type="string">
            <text:p>SSN-778</text:p>
          </table:table-cell>
          <table:table-cell office:value-type="string">
            <text:p>COMSUBRON 4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>
          <table:table-cell office:value-type="string">
            <text:p>SSN-779</text:p>
          </table:table-cell>
          <table:table-cell office:value-type="string">
            <text:p>COMSUBRON 4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</table:table-row>
        <table:table-row>
          <table:table-cell office:value-type="string">
            <text:p>SSN-780</text:p>
          </table:table-cell>
          <table:table-cell office:value-type="string">
            <text:p>COMSUBRON 4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</table:table-row>
        <table:table-row>
          <table:table-cell office:value-type="string">
            <text:p>SSN-781</text:p>
          </table:table-cell>
          <table:table-cell office:value-type="string">
            <text:p>COMSUBRON 4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</table:table-row>
        <table:table-row>
          <table:table-cell office:value-type="string">
            <text:p>SSN-795</text:p>
          </table:table-cell>
          <table:table-cell office:value-type="string">
            <text:p>COMSUBRON 4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</table:table-row>
        <table:table-row>
          <table:table-cell office:value-type="string">
            <text:p>SSN-753</text:p>
          </table:table-cell>
          <table:table-cell office:value-type="string">
            <text:p>COMSUBRON 6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>
          <table:table-cell office:value-type="string">
            <text:p>SSN-756</text:p>
          </table:table-cell>
          <table:table-cell office:value-type="string">
            <text:p>COMSUBRON 6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</table:table-row>
        <table:table-row>
          <table:table-cell office:value-type="string">
            <text:p>SSN-764</text:p>
          </table:table-cell>
          <table:table-cell office:value-type="string">
            <text:p>COMSUBRON 6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>
            <text:p>SSN-765</text:p>
          </table:table-cell>
          <table:table-cell office:value-type="string">
            <text:p>COMSUBRON 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</table:table-row>
        <table:table-row>
          <table:table-cell office:value-type="string">
            <text:p>SSN-791</text:p>
          </table:table-cell>
          <table:table-cell office:value-type="string">
            <text:p>COMSUBRON 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</table:table-row>
        <table:table-row>
          <table:table-cell office:value-type="string">
            <text:p>SSN-793</text:p>
          </table:table-cell>
          <table:table-cell office:value-type="string">
            <text:p>COMSUBRON 6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>
          <table:table-cell office:value-type="string">
            <text:p>SSN-750</text:p>
          </table:table-cell>
          <table:table-cell office:value-type="string">
            <text:p>COMSUBRON 8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</table:table-row>
        <table:table-row>
          <table:table-cell office:value-type="string">
            <text:p>SSN-751</text:p>
          </table:table-cell>
          <table:table-cell office:value-type="string">
            <text:p>COMSUBRON 8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</table:table-row>
        <table:table-row>
          <table:table-cell office:value-type="string">
            <text:p>SSN-768</text:p>
          </table:table-cell>
          <table:table-cell office:value-type="string">
            <text:p>COMSUBRON 8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</table:table-row>
        <table:table-row>
          <table:table-cell office:value-type="string">
            <text:p>SSN-769</text:p>
          </table:table-cell>
          <table:table-cell office:value-type="string">
            <text:p>COMSUBRON 8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</table:table-row>
        <table:table-row>
          <table:table-cell office:value-type="string">
            <text:p>SSN-785</text:p>
          </table:table-cell>
          <table:table-cell office:value-type="string">
            <text:p>COMSUBRON 8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</table:table-row>
        <table:table-row>
          <table:table-cell office:value-type="string">
            <text:p>SSGN-728</text:p>
          </table:table-cell>
          <table:table-cell office:value-type="string">
            <text:p>COMSUBRON 1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</table:table-row>
        <table:table-row>
          <table:table-cell office:value-type="string">
            <text:p>SSGN-729</text:p>
          </table:table-cell>
          <table:table-cell office:value-type="string">
            <text:p>COMSUBRON 16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</table:table-row>
        <table:table-row>
          <table:table-cell office:value-type="string">
            <text:p>SSBN-734</text:p>
          </table:table-cell>
          <table:table-cell office:value-type="string">
            <text:p>COMSUBRON 20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</table:table-row>
        <table:table-row>
          <table:table-cell office:value-type="string">
            <text:p>SSBN-736</text:p>
          </table:table-cell>
          <table:table-cell office:value-type="string">
            <text:p>COMSUBRON 20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</table:table-row>
        <table:table-row>
          <table:table-cell office:value-type="string">
            <text:p>SSBN-738</text:p>
          </table:table-cell>
          <table:table-cell office:value-type="string">
            <text:p>COMSUBRON 20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</table:table-row>
        <table:table-row>
          <table:table-cell office:value-type="string">
            <text:p>SSBN-740</text:p>
          </table:table-cell>
          <table:table-cell office:value-type="string">
            <text:p>COMSUBRON 20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>
          <table:table-cell office:value-type="string">
            <text:p>SSBN-742</text:p>
          </table:table-cell>
          <table:table-cell office:value-type="string">
            <text:p>COMSUBRON 20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